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32cc"/>
    </style:style>
    <style:style style:name="P2" style:family="paragraph" style:parent-style-name="Heading_20_1">
      <style:text-properties officeooo:paragraph-rsid="001f65d7"/>
    </style:style>
    <style:style style:name="P3" style:family="paragraph" style:parent-style-name="Text_20_body">
      <style:text-properties officeooo:paragraph-rsid="001f65d7"/>
    </style:style>
    <style:style style:name="P4" style:family="paragraph" style:parent-style-name="Text_20_body">
      <style:text-properties officeooo:paragraph-rsid="001f32cc"/>
    </style:style>
    <style:style style:name="P5" style:family="paragraph" style:parent-style-name="Text_20_body">
      <style:text-properties officeooo:paragraph-rsid="00241c7c"/>
    </style:style>
    <style:style style:name="T1" style:family="text">
      <style:text-properties style:font-name="Liberation Serif" fo:font-size="24pt" fo:font-weight="bold" officeooo:rsid="001f65d7" style:font-name-asian="Noto Serif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officeooo:rsid="00225e0f"/>
    </style:style>
    <style:style style:name="T3" style:family="text">
      <style:text-properties officeooo:rsid="00241c7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WAIVER</text:span></text:h>
      <text:p text:style-name="Text_20_body"/>
      <text:p text:style-name="P5">I, [Contributor's Name], hereby waive my right to receive any fair share of revenue generated from commercial licenses of [Software Name]. I understand that my contributions will be accepted without a revenue-sharing agreement. <text:span text:style-name="T3">I understand that any request for a revenue-sharing agreement can be denied after submitting this waiver and after my contribution were merged into the software.</text:span></text:p>
      <text:p text:style-name="P3"/>
      <text:p text:style-name="P1"/>
      <text:p text:style-name="P1"/>
      <text:p text:style-name="P1"/>
      <text:p text:style-name="P3"><text:line-break/>Signature: _____________________________________Date: ______________________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6:29:06.095689778</meta:creation-date>
    <dc:date>2024-09-23T18:30:13.303094233</dc:date>
    <meta:editing-duration>PT25M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2" meta:character-count="472" meta:non-whitespace-character-count="412"/>
  </office:meta>
</office:document-meta>
</file>